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1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2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9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0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12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8687606570946388071" text:style-name="L1">
        <text:list-item>
          <text:p text:style-name="P14">3:56.8</text:p>
        </text:list-item>
        <text:list-item>
          <text:p text:style-name="P14">3:53.8</text:p>
        </text:list-item>
        <text:list-item>
          <text:p text:style-name="P14">3:50.8</text:p>
        </text:list-item>
        <text:list-item>
          <text:p text:style-name="P14">3:47.8</text:p>
        </text:list-item>
        <text:list-item>
          <text:p text:style-name="P14">3:45.0</text:p>
        </text:list-item>
        <text:list-item>
          <text:p text:style-name="P14">3:42.2</text:p>
        </text:list-item>
        <text:list-item>
          <text:p text:style-name="P14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4114769229277548288" text:style-name="L2">
        <text:list-item>
          <text:p text:style-name="P16">2:00 <text:s text:c="2"/>(10:00/mi)</text:p>
        </text:list-item>
        <text:list-item>
          <text:p text:style-name="P16">1:58</text:p>
        </text:list-item>
        <text:list-item>
          <text:p text:style-name="P16">1:56</text:p>
        </text:list-item>
        <text:list-item>
          <text:p text:style-name="P16">1:51</text:p>
        </text:list-item>
        <text:list-item>
          <text:p text:style-name="P16">1:49.4</text:p>
        </text:list-item>
        <text:list-item>
          <text:p text:style-name="P16">1:51.4</text:p>
        </text:list-item>
        <text:list-item>
          <text:p text:style-name="P16">1:47.7</text:p>
        </text:list-item>
        <text:list-item>
          <text:p text:style-name="P16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2977872714472873857" text:style-name="L3">
        <text:list-item>
          <text:p text:style-name="P17">3:50.5</text:p>
        </text:list-item>
        <text:list-item>
          <text:p text:style-name="P17">3:50.4</text:p>
        </text:list-item>
        <text:list-item>
          <text:p text:style-name="P17">3:43.9</text:p>
        </text:list-item>
        <text:list-item>
          <text:p text:style-name="P17">3:44.2</text:p>
        </text:list-item>
        <text:list-item>
          <text:p text:style-name="P17">3:46.2</text:p>
        </text:list-item>
        <text:list-item>
          <text:p text:style-name="P17">3:45</text:p>
          <text:p text:style-name="P17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1998911634397417819" text:style-name="L4">
        <text:list-item>
          <text:p text:style-name="P18">4:47</text:p>
        </text:list-item>
        <text:list-item>
          <text:p text:style-name="P18">4:43</text:p>
        </text:list-item>
        <text:list-item>
          <text:p text:style-name="P18">4:45</text:p>
        </text:list-item>
        <text:list-item>
          <text:p text:style-name="P18">4:47</text:p>
        </text:list-item>
        <text:list-item>
          <text:p text:style-name="P18">4:36.6 </text:p>
          <text:p text:style-name="P18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7183621897115473630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l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7365390954672704845" text:style-name="L6">
        <text:list-item>
          <text:p text:style-name="P19">7:21</text:p>
        </text:list-item>
        <text:list-item>
          <text:p text:style-name="P19">8:14</text:p>
        </text:list-item>
        <text:list-item>
          <text:p text:style-name="P19">8:03</text:p>
        </text:list-item>
        <text:list-item>
          <text:p text:style-name="P19">7:42</text:p>
        </text:list-item>
        <text:list-item>
          <text:p text:style-name="P19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1701790716070064329" text:style-name="L7">
        <text:list-item>
          <text:p text:style-name="P20">1:58</text:p>
        </text:list-item>
        <text:list-item>
          <text:p text:style-name="P20">1:39.5</text:p>
        </text:list-item>
        <text:list-item>
          <text:p text:style-name="P20">1:53</text:p>
        </text:list-item>
        <text:list-item>
          <text:p text:style-name="P20">1:45</text:p>
          <text:p text:style-name="P20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5729399649193074786" text:style-name="L8">
        <text:list-item>
          <text:list>
            <text:list-header>
              <text:p text:style-name="P21"/>
            </text:list-header>
          </text:list>
        </text:list-item>
      </text:list>
      <text:p text:style-name="P11"/>
      <text:p text:style-name="P5">28 miles in the last week </text:p>
      <text:p text:style-name="P12"><text:soft-page-break/>Sat <text:s/>7/2/16: <text:span text:style-name="T2">5 miles</text:span></text:p>
      <text:p text:style-name="P12">I ran 5 miles on hilly roads in 50:45</text:p>
      <text:p text:style-name="P12"/>
      <text:p text:style-name="P12">Sun <text:s/>7/3/16: <text:span text:style-name="T2">3 miles</text:span></text:p>
      <text:p text:style-name="P12">I ran 2 miles: 10:30+9:25. <text:s/>Then I walked 1 mile.</text:p>
      <text:p text:style-name="P12"/>
      <text:p text:style-name="P12">Mon 7/4/16: <text:span text:style-name="T2">5 miles</text:span></text:p>
      <text:p text:style-name="P12">I ran 4.5 miles averaging 10:15/mi on hilly roads. Then I walked ½ mile in 7:48. </text:p>
      <text:p text:style-name="P12"/>
      <text:p text:style-name="P12">Tues <text:s/>7/5/16: <text:span text:style-name="T2">4 miles</text:span></text:p>
      <text:p text:style-name="P12">I ran and walked 4 miles averaging 11:26/mi. <text:s/>I ran 0.4 miles, walked 0.2 miles and repeated until the end. <text:s/>In all I walked 1.2 miles and ran 2.8 miles. <text:s/>My running pace was about 10:00.</text:p>
      <text:p text:style-name="P12"/>
      <text:p text:style-name="P12">Wed 7/6/16: <text:span text:style-name="T2">4 miles</text:span></text:p>
      <text:p text:style-name="P12">I ran and walked 4 averaging 10:38/mile. I was walking and running faster than yesterday. </text:p>
      <text:p text:style-name="P12"/>
      <text:p text:style-name="P12">Thur 7/7/16: <text:span text:style-name="T2">4.1 miles</text:span></text:p>
      <text:p text:style-name="P12">I warmed up with a ½ mile in 5:05 and then rested 3 minutes.</text:p>
      <text:p text:style-name="P12">Then I ran 3.25 miles on hilly roads averaging 8:09/mile. <text:s/>This was a good run and felt great.</text:p>
      <text:p text:style-name="P12">Splits:</text:p>
      <text:list xml:id="list1187638957384423038" text:style-name="L9">
        <text:list-item>
          <text:p text:style-name="P23">8:09</text:p>
        </text:list-item>
        <text:list-item>
          <text:p text:style-name="P23">8:13</text:p>
        </text:list-item>
        <text:list-item>
          <text:p text:style-name="P23">8:15</text:p>
          <text:p text:style-name="P23">The last 0.25 miles in 1:51 or 7:24/mile</text:p>
        </text:list-item>
      </text:list>
      <text:p text:style-name="P12">I warmed down with a 0.35 mile walk.</text:p>
      <text:p text:style-name="P12"/>
      <text:p text:style-name="P12">Fri 7/8/16:<text:span text:style-name="T2"> 5 miles</text:span></text:p>
      <text:p text:style-name="P12">I ran on hilly roads.</text:p>
      <text:p text:style-name="P12">First I ran 2 miles averaging 9:15/mi. and then rested 3 minutes.</text:p>
      <text:p text:style-name="P12">I ran 4x880 yards with ¼ mile jog after each. <text:s/>The jogs averaged 2:40 or 10:40/mi.</text:p>
      <text:p text:style-name="P12">Times on the 880's</text:p>
      <text:list xml:id="list1408367184953295384" text:style-name="L10">
        <text:list-item>
          <text:p text:style-name="P24">3:45<text:tab/> <text:s text:c="3"/>down and uphill</text:p>
        </text:list-item>
        <text:list-item>
          <text:p text:style-name="P24">3:41<text:tab/> <text:s text:c="3"/>down and uphill</text:p>
        </text:list-item>
        <text:list-item>
          <text:p text:style-name="P24">4:00 <text:tab/> <text:s text:c="3"/>uphill</text:p>
        </text:list-item>
        <text:list-item>
          <text:p text:style-name="P24">3:56<text:tab/> <text:s text:c="3"/>mainly uphill</text:p>
        </text:list-item>
      </text:list>
      <text:p text:style-name="P12">Average time = 3:51</text:p>
      <text:p text:style-name="P12">I have felt energetic for the last 3 days.</text:p>
      <text:p text:style-name="P12"/>
      <text:p text:style-name="P13">30.1 miles in the last week.</text:p>
      <text:p text:style-name="P13"><text:soft-page-break/><text:span text:style-name="T1">Sat 7/09/16:</text:span> 9 miles</text:p>
      <text:p text:style-name="P12">I ran and walked 9 miles averaging 10:59/mile on hilly roads.</text:p>
      <text:p text:style-name="P12">Near the end of each mile I walked 0.25 miles so during the run I ran a total of 6.75 miles and walked a total of 2.25 miles. <text:s/>My average running pace was about 9:45/mi and average walking pace was about 14:40/mile.</text:p>
      <text:p text:style-name="P12"/>
      <text:p text:style-name="P12">Sun 7/10/16: <text:span text:style-name="T2">3 miles</text:span></text:p>
      <text:p text:style-name="P12">I ran 3 miles on hilly roads averaging 8:48/ mile.</text:p>
      <text:p text:style-name="P12"/>
      <text:p text:style-name="P12">Mon 7/11/16: <text:span text:style-name="T2">5.5 miles</text:span></text:p>
      <text:p text:style-name="P12">I ran on hilly roads. <text:s/>First I ran 1 mile and then rested 3 minutes.</text:p>
      <text:p text:style-name="P12">Then 8 x 440 yards with a 440 jog after each. <text:s/>The jogs averaged about 2:40.</text:p>
      <text:p text:style-name="P12">Times on the 440 runs:</text:p>
      <text:list xml:id="list1838759701677611045" text:style-name="L11">
        <text:list-item>
          <text:p text:style-name="P25">1:39.1</text:p>
        </text:list-item>
        <text:list-item>
          <text:p text:style-name="P25">1:41.9</text:p>
        </text:list-item>
        <text:list-item>
          <text:p text:style-name="P25">1:44.2</text:p>
        </text:list-item>
        <text:list-item>
          <text:p text:style-name="P25">1:38.4</text:p>
        </text:list-item>
        <text:list-item>
          <text:p text:style-name="P25">1:37.5</text:p>
        </text:list-item>
        <text:list-item>
          <text:p text:style-name="P25">1:46.6</text:p>
        </text:list-item>
        <text:list-item>
          <text:p text:style-name="P25">1:38.6</text:p>
        </text:list-item>
        <text:list-item>
          <text:p text:style-name="P25">1:38.1</text:p>
        </text:list-item>
      </text:list>
      <text:p text:style-name="P12">Average = 1:40.3</text:p>
      <text:p text:style-name="P12">Then I ran a ½ mile in 4:37.</text:p>
      <text:p text:style-name="P12">Compare this workout to June 20, 2016. <text:s/>I ran a lot better today even with the hills and faster jogs.</text:p>
      <text:p text:style-name="P12"/>
      <text:p text:style-name="P12">Tues 7/12/16: <text:span text:style-name="T2">1 mile</text:span></text:p>
      <text:p text:style-name="P12">I ran 1 mile before driving back to Meadville, 4:48 + 4:17 = 9:05 </text:p>
      <text:p text:style-name="P12"/>
      <text:p text:style-name="P13">Running in Meadville again</text:p>
      <text:p text:style-name="P12"/>
      <text:p text:style-name="P12">Wed 7/13/16: <text:span text:style-name="T2">4 miles</text:span></text:p>
      <text:p text:style-name="P12">I ran 4 miles on hilly roads averaging 9:18. I ran each mile faster, the last one in 8:13. </text:p>
      <text:p text:style-name="P12"/>
      <text:p text:style-name="P12">Thur 7/14/16: <text:span text:style-name="T2">4 miles</text:span></text:p>
      <text:p text:style-name="P12">I ran and walked the same course as yesterday. <text:s/>During each half mile I ran 0.35 miles and walked 0.15 miles. <text:s/>The average pace was 11:20/mile.</text:p>
      <text:p text:style-name="P12"/>
      <text:p text:style-name="P12">Fri 7/15/16: <text:span text:style-name="T2">4 miles</text:span></text:p>
      <text:p text:style-name="P12">The same workout as yesterday only I ran and walked faster and averaged 10:47/mi.</text:p>
      <text:p text:style-name="P12"/>
      <text:p text:style-name="P13">30.5 miles in the last week</text:p>
      <text:p text:style-name="P12"><text:soft-page-break/>Sat 7/16/16: <text:span text:style-name="T2">3 miles</text:span></text:p>
      <text:p text:style-name="P12">I ran 2 miles on hilly roads in 19:24. <text:s/>Later I walked and ran a mile.</text:p>
      <text:p text:style-name="P12"/>
      <text:p text:style-name="P12">Sun 7/17/16: <text:span text:style-name="T2">14.5 miles</text:span></text:p>
      <text:p text:style-name="P12">I ran the Presque Isle half marathon. <text:s/>I warmed up at various paces for about 1mile. In the race I couldn't easily run faster than 8:30/mile for the first 4 miles so I just relaxed. After the 4 mile mark I started to feel good and I picked up the pace continuously over the rest of the run. <text:s/>The temperature was in the mid to high 60's. I drank a few swallows of water and Gatorade at about 11 water stations and had a gel at the 6.75 mile mark and another at the 10 mile mark. <text:s/>My GPS said the course was 13.17 miles and my time was 1:48:39 or 8:15/mi. <text:s/>My last 5K was in 24:38 or 7:55/mi. At the 10K I was in the 320<text:span text:style-name="T3">th</text:span> place. <text:s/>At the finish I was in 255<text:span text:style-name="T3">th</text:span> place out of 1359 finishers. I jogged about 0.3 miles after the run.</text:p>
      <text:p text:style-name="P12">Splits:</text:p>
      <text:list xml:id="list8048371968736746479" text:style-name="L12">
        <text:list-item>
          <text:p text:style-name="P26"><text:s text:c="2"/>8:30</text:p>
        </text:list-item>
        <text:list-item>
          <text:p text:style-name="P26"><text:s text:c="2"/>8:26</text:p>
        </text:list-item>
        <text:list-item>
          <text:p text:style-name="P26"><text:s text:c="2"/>8:32</text:p>
        </text:list-item>
        <text:list-item>
          <text:p text:style-name="P26"><text:s text:c="2"/>8:27</text:p>
        </text:list-item>
        <text:list-item>
          <text:p text:style-name="P26"><text:s text:c="2"/>8:19</text:p>
        </text:list-item>
        <text:list-item>
          <text:p text:style-name="P26"><text:s text:c="2"/>8:18</text:p>
        </text:list-item>
        <text:list-item>
          <text:p text:style-name="P26"><text:s text:c="2"/>8:23</text:p>
        </text:list-item>
        <text:list-item>
          <text:p text:style-name="P26"><text:s text:c="2"/>8:16</text:p>
        </text:list-item>
        <text:list-item>
          <text:p text:style-name="P26"><text:s text:c="2"/>8:15</text:p>
        </text:list-item>
        <text:list-item>
          <text:p text:style-name="P26"><text:s text:c="2"/>8:06</text:p>
        </text:list-item>
        <text:list-item>
          <text:p text:style-name="P26"><text:s text:c="2"/>8:09</text:p>
        </text:list-item>
        <text:list-item>
          <text:p text:style-name="P26"><text:s text:c="2"/>7:49</text:p>
        </text:list-item>
        <text:list-item>
          <text:p text:style-name="P26"><text:s text:c="2"/>7:53</text:p>
        </text:list-item>
      </text:list>
      <text:p text:style-name="P12"><text:s text:c="6"/>The last 0.17 miles in 1:16 or 7:30/mi </text:p>
      <text:p text:style-name="P12"/>
      <text:p text:style-name="P12">Mon 7/18/16: <text:span text:style-name="T2">2 miles</text:span></text:p>
      <text:p text:style-name="P12">I ran 2 miles on hilly roads in 20 minutes.</text:p>
      <text:p text:style-name="P12"/>
      <text:p text:style-name="P12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18T19:33:05.06</dc:date>
    <dc:creator>James Lombardi</dc:creator>
    <meta:editing-duration>PT11H31M</meta:editing-duration>
    <meta:editing-cycles>83</meta:editing-cycles>
    <meta:document-statistic meta:table-count="0" meta:image-count="0" meta:object-count="0" meta:page-count="9" meta:paragraph-count="305" meta:word-count="2720" meta:character-count="13335"/>
  </office:meta>
</office:document-meta>
</file>